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officeooo:rsid="001535af" officeooo:paragraph-rsid="001535af" style:font-weight-asian="bold" style:font-weight-complex="bold"/>
    </style:style>
    <style:style style:name="P2" style:family="paragraph" style:parent-style-name="Standard" style:list-style-name="L1">
      <style:text-properties fo:font-weight="bold" officeooo:rsid="001d70b5" officeooo:paragraph-rsid="001d70b5" style:font-weight-asian="bold" style:font-weight-complex="bold"/>
    </style:style>
    <style:style style:name="P3" style:family="paragraph" style:parent-style-name="Standard" style:list-style-name="L1">
      <style:text-properties fo:font-weight="bold" officeooo:rsid="001eb7d1" officeooo:paragraph-rsid="001eb7d1" style:font-weight-asian="bold" style:font-weight-complex="bold"/>
    </style:style>
    <style:style style:name="P4" style:family="paragraph" style:parent-style-name="Standard">
      <style:text-properties fo:font-weight="bold" officeooo:rsid="001eb7d1" officeooo:paragraph-rsid="001eb7d1" style:font-weight-asian="bold" style:font-weight-complex="bold"/>
    </style:style>
    <style:style style:name="P5" style:family="paragraph" style:parent-style-name="Standard">
      <style:text-properties fo:font-weight="bold" officeooo:rsid="001f4e3d" officeooo:paragraph-rsid="001f4e3d" style:font-weight-asian="bold" style:font-weight-complex="bold"/>
    </style:style>
    <style:style style:name="P6" style:family="paragraph" style:parent-style-name="Standard">
      <style:text-properties fo:font-weight="bold" officeooo:rsid="00222ce4" officeooo:paragraph-rsid="00222ce4" style:font-weight-asian="bold" style:font-weight-complex="bold"/>
    </style:style>
    <style:style style:name="P7" style:family="paragraph" style:parent-style-name="Standard">
      <style:text-properties fo:font-weight="bold" officeooo:rsid="0023d829" officeooo:paragraph-rsid="0023d829" style:font-weight-asian="bold" style:font-weight-complex="bold"/>
    </style:style>
    <style:style style:name="P8" style:family="paragraph" style:parent-style-name="Standard">
      <style:text-properties fo:font-weight="bold" officeooo:rsid="00271ef5" officeooo:paragraph-rsid="00271ef5" style:font-weight-asian="bold" style:font-weight-complex="bold"/>
    </style:style>
    <style:style style:name="P9" style:family="paragraph" style:parent-style-name="Standard">
      <style:text-properties fo:font-weight="bold" officeooo:rsid="002d76c7" officeooo:paragraph-rsid="002d76c7" style:font-weight-asian="bold" style:font-weight-complex="bold"/>
    </style:style>
    <style:style style:name="P10" style:family="paragraph" style:parent-style-name="Standard">
      <style:text-properties fo:font-weight="bold" officeooo:rsid="002edee5" officeooo:paragraph-rsid="002edee5" style:font-weight-asian="bold" style:font-weight-complex="bold"/>
    </style:style>
    <style:style style:name="P11" style:family="paragraph" style:parent-style-name="Standard">
      <style:text-properties fo:font-weight="bold" officeooo:rsid="002f6426" officeooo:paragraph-rsid="002f6426" style:font-weight-asian="bold" style:font-weight-complex="bold"/>
    </style:style>
    <style:style style:name="P12" style:family="paragraph" style:parent-style-name="Standard" style:list-style-name="L1">
      <style:text-properties fo:font-weight="normal" officeooo:rsid="001535af" officeooo:paragraph-rsid="001535af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da761" officeooo:paragraph-rsid="001da761" style:font-weight-asian="normal" style:font-weight-complex="normal"/>
    </style:style>
    <style:style style:name="P14" style:family="paragraph" style:parent-style-name="Standard">
      <style:text-properties fo:font-weight="normal" officeooo:rsid="00213a55" officeooo:paragraph-rsid="00213a55" style:font-weight-asian="normal" style:font-weight-complex="normal"/>
    </style:style>
    <style:style style:name="P15" style:family="paragraph" style:parent-style-name="Standard">
      <style:text-properties fo:font-weight="normal" officeooo:rsid="00260393" officeooo:paragraph-rsid="00260393" style:font-weight-asian="normal" style:font-weight-complex="normal"/>
    </style:style>
    <style:style style:name="P16" style:family="paragraph" style:parent-style-name="Standard">
      <style:text-properties fo:font-weight="normal" officeooo:rsid="002b3720" officeooo:paragraph-rsid="002b3720" style:font-weight-asian="normal" style:font-weight-complex="normal"/>
    </style:style>
    <style:style style:name="P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1d149" officeooo:paragraph-rsid="0011d14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a761" style:font-weight-asian="normal" style:font-weight-complex="normal"/>
    </style:style>
    <style:style style:name="T3" style:family="text">
      <style:text-properties officeooo:rsid="00198950"/>
    </style:style>
    <style:style style:name="T4" style:family="text">
      <style:text-properties officeooo:rsid="00230ea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e49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Notes on WebPack</text:p>
      <text:p text:style-name="P5">Understand SST vs SPA.</text:p>
      <text:list xml:id="list1570698622" text:style-name="L1">
        <text:list-item>
          <text:p text:style-name="P12">Understand the ecosystem about dynamic rich websites </text:p>
          <text:list>
            <text:list-item>
              <text:p text:style-name="P12">Websites with menus and buttons, </text:p>
            </text:list-item>
            <text:list-item>
              <text:p text:style-name="P1">ServerSide Templating (SST)</text:p>
              <text:list>
                <text:list-item>
                  <text:p text:style-name="P1"><text:span text:style-name="T1">depends on backend server to create an HTML doc and send it to the user</text:span></text:p>
                </text:list-item>
                <text:list-item>
                  <text:p text:style-name="P2"><text:span text:style-name="T1">Flow of page </text:span></text:p>
                </text:list-item>
                <text:list-item>
                  <text:p text:style-name="P2"><text:span text:style-name="T1">User </text:span><text:span text:style-name="T2">visits</text:span><text:span text:style-name="T1"> page → HTTP request to server → new html doc → user clicks a link → new http request to server → new html document </text:span></text:p>
                </text:list-item>
              </text:list>
            </text:list-item>
            <text:list-item>
              <text:p text:style-name="P1">Single Page A<text:span text:style-name="T3">pp</text:span> (SAP)</text:p>
              <text:list>
                <text:list-item>
                  <text:p text:style-name="P12">server sends bare bones html doc </text:p>
                </text:list-item>
                <text:list-item>
                  <text:p text:style-name="P12">javascript runs on the users machine to assemble a full webpage </text:p>
                </text:list-item>
                <text:list-item>
                  <text:p text:style-name="P13">Flow of page</text:p>
                  <text:list>
                    <text:list-item>
                      <text:p text:style-name="P13">User visits page → http request sent to server → new html doc → react/angular boots up, shows page → user clicks link → react shows new content</text:p>
                    </text:list-item>
                  </text:list>
                </text:list-item>
              </text:list>
            </text:list-item>
            <text:list-item>
              <text:p text:style-name="P3">Single Page Apps require more JS on the user part to build a page. SPA uses more amount of javascript as opposed to rendering it on the server. </text:p>
            </text:list-item>
          </text:list>
        </text:list-item>
      </text:list>
      <text:p text:style-name="P4"/>
      <text:p text:style-name="P14">Imagine a file has thousands of codes long in 3 files? How would you refactor it? </text:p>
      <text:p text:style-name="P6">Javascript module<text:span text:style-name="T4">s</text:span> – <text:span text:style-name="T1">individual files that contain small amounts of code</text:span></text:p>
      <text:p text:style-name="P7"/>
      <text:p text:style-name="P7">Problems due to many individual modules:</text:p>
      <text:p text:style-name="P15">Picture the following: </text:p>
      <text:p text:style-name="P15">index.js ← [(store.js ← api.js) + utils.js ]</text:p>
      <text:p text:style-name="P15"><text:span text:style-name="T6">1. </text:span>Sometimes, <text:span text:style-name="T5">files will load but content will not be available because some modules haven’t finished loading. </text:span></text:p>
      <text:p text:style-name="P16"><text:span text:style-name="T6">2. </text:span>Also, loading them over an HTTP connection will decrease performance; it will take a long time. </text:p>
      <text:p text:style-name="P8"/>
      <text:p text:style-name="P8">Webpack fixes the problem with large amounts of individual modules. </text:p>
      <text:p text:style-name="P10">What is webpack?</text:p>
      <text:p text:style-name="P11"><text:span text:style-name="T1">Takes our big collection and merge them into a bundle. It ensures each file is loaded in the correct order.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54:27.917649642</meta:creation-date>
    <dc:date>2019-03-30T15:11:59.200072115</dc:date>
    <meta:editing-duration>PT17M23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2" meta:paragraph-count="24" meta:word-count="269" meta:character-count="1453" meta:non-whitespace-character-count="1207"/>
  </office:meta>
</office:document-meta>
</file>